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81f8" officeooo:paragraph-rsid="000081f8"/>
    </style:style>
    <style:style style:name="P2" style:family="paragraph" style:parent-style-name="Standard">
      <style:text-properties fo:font-style="italic" officeooo:rsid="000081f8" officeooo:paragraph-rsid="000081f8" style:font-style-asian="italic" style:font-style-complex="italic"/>
    </style:style>
    <style:style style:name="P3" style:family="paragraph" style:parent-style-name="Standard">
      <style:text-properties fo:font-style="italic" officeooo:rsid="000081f8" officeooo:paragraph-rsid="00022254" style:font-style-asian="italic" style:font-style-complex="italic"/>
    </style:style>
    <style:style style:name="P4" style:family="paragraph" style:parent-style-name="Standard">
      <style:text-properties fo:font-style="italic" officeooo:rsid="000081f8" officeooo:paragraph-rsid="00026eaf" style:font-style-asian="italic" style:font-style-complex="italic"/>
    </style:style>
    <style:style style:name="P5" style:family="paragraph" style:parent-style-name="Standard">
      <style:text-properties fo:font-style="italic" officeooo:rsid="000081f8" officeooo:paragraph-rsid="0004312a" style:font-style-asian="italic" style:font-style-complex="italic"/>
    </style:style>
    <style:style style:name="P6" style:family="paragraph" style:parent-style-name="Standard">
      <style:text-properties fo:font-style="normal" officeooo:rsid="000081f8" officeooo:paragraph-rsid="00026eaf" style:font-style-asian="normal" style:font-style-complex="normal"/>
    </style:style>
    <style:style style:name="P7" style:family="paragraph" style:parent-style-name="Standard">
      <style:text-properties fo:font-style="normal" officeooo:rsid="000081f8" officeooo:paragraph-rsid="0004312a" style:font-style-asian="normal" style:font-style-complex="normal"/>
    </style:style>
    <style:style style:name="P8" style:family="paragraph" style:parent-style-name="Standard">
      <style:text-properties fo:font-style="normal" officeooo:rsid="0000bd64" officeooo:paragraph-rsid="0000bd64" style:font-style-asian="normal" style:font-style-complex="normal"/>
    </style:style>
    <style:style style:name="P9" style:family="paragraph" style:parent-style-name="Standard">
      <style:text-properties fo:font-style="normal" officeooo:rsid="0001b397" officeooo:paragraph-rsid="00022254" style:font-style-asian="normal" style:font-style-complex="normal"/>
    </style:style>
    <style:style style:name="P10" style:family="paragraph" style:parent-style-name="Standard">
      <style:text-properties fo:font-style="normal" officeooo:rsid="0001b397" officeooo:paragraph-rsid="00026eaf" style:font-style-asian="normal" style:font-style-complex="normal"/>
    </style:style>
    <style:style style:name="P11" style:family="paragraph" style:parent-style-name="Standard">
      <style:text-properties fo:font-style="normal" officeooo:rsid="0001b397" officeooo:paragraph-rsid="0004312a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015d77"/>
    </style:style>
    <style:style style:name="T3" style:family="text">
      <style:text-properties officeooo:rsid="0001b397"/>
    </style:style>
    <style:style style:name="T4" style:family="text">
      <style:text-properties officeooo:rsid="00022254"/>
    </style:style>
    <style:style style:name="T5" style:family="text">
      <style:text-properties officeooo:rsid="00026eaf"/>
    </style:style>
    <style:style style:name="T6" style:family="text">
      <style:text-properties officeooo:rsid="000431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ubroutine:</text:p>
      <text:p text:style-name="P1"><text:span text:style-name="T1">discr_gaussian</text:span>(qbits, mean, var)</text:p>
      <text:p text:style-name="P2">parameters:</text:p>
      <text:p text:style-name="P1"><text:span text:style-name="T1">qbits (int), mean (float), var (float)</text:span></text:p>
      <text:p text:style-name="P2">benchmark:</text:p>
      <text:p text:style-name="P8">Transforms a qbits-long register from the |0...0&gt; state to a discretised gaussian state with <text:span text:style-name="T2">expectation value mean and </text:span>variance var. <text:span text:style-name="T2">The amplitudes can be compared with a normalised gaussian evaluated at the integer values -2^(qbits-1), …, 2^(qbits-1)-1 (represented in 2’s complement).</text:span></text:p>
      <text:p text:style-name="P8"/>
      <text:p text:style-name="P3"><text:span text:style-name="T3">Method</text:span>:</text:p>
      <text:p text:style-name="P9">build_VacuumState()</text:p>
      <text:p text:style-name="P3">benchmark:</text:p>
      <text:p text:style-name="P9">Comment the first nested for block (lines 182-187) and arbitrarily initiate the lattice to any integer values with the set_value method. The method <text:span text:style-name="T4">transforms </text:span>each integer in the lattice <text:span text:style-name="T4">in</text:span>to the linear combination <text:span text:style-name="T4">with the coefficients from the InverseTriangular field (with each term approximated to the closest integer)</text:span></text:p>
      <text:p text:style-name="P9"/>
      <text:p text:style-name="P4"><text:span text:style-name="T3">Method</text:span>:</text:p>
      <text:p text:style-name="P10"><text:span text:style-name="T4">compute_FieldPhase</text:span>(<text:span text:style-name="T4">time</text:span>)</text:p>
      <text:p text:style-name="P4">parameters:</text:p>
      <text:p text:style-name="P6"><text:span text:style-name="T4">time</text:span> (float)</text:p>
      <text:p text:style-name="P4">benchmark:</text:p>
      <text:p text:style-name="P10"><text:span text:style-name="T4">A</text:span>rbitrarily initiate the lattice to any integer values with the set_value method. The method <text:span text:style-name="T4">calculates the phi-sector field phase, multiplied by the time parameter </text:span><text:span text:style-name="T5">and approximated to the closest integer, and stores the value in time_ancilla field.</text:span></text:p>
      <text:p text:style-name="P10"/>
      <text:p text:style-name="P4"><text:span text:style-name="T3">Method</text:span>:</text:p>
      <text:p text:style-name="P10"><text:span text:style-name="T4">compute_</text:span><text:span text:style-name="T5">Conjugate</text:span><text:span text:style-name="T4">Phase</text:span>(<text:span text:style-name="T4">time</text:span>)</text:p>
      <text:p text:style-name="P4">parameters:</text:p>
      <text:p text:style-name="P6"><text:span text:style-name="T4">time</text:span> (float)</text:p>
      <text:p text:style-name="P4">benchmark:</text:p>
      <text:p text:style-name="P10"><text:span text:style-name="T4">A</text:span>rbitrarily initiate the lattice to any integer values with the set_value method. The method <text:span text:style-name="T4">calculates the pi-sector field phase, multiplied by the time parameter </text:span><text:span text:style-name="T5">and approximated to the closest integer, and stores the value in time_ancilla field.</text:span></text:p>
      <text:p text:style-name="P10"/>
      <text:p text:style-name="P5"><text:span text:style-name="T3">Method</text:span>:</text:p>
      <text:p text:style-name="P11"><text:span text:style-name="T5">MomentumField</text:span><text:span text:style-name="T4">Phase</text:span>(<text:span text:style-name="T5">i, j, k, h, </text:span><text:span text:style-name="T4">time</text:span>)</text:p>
      <text:p text:style-name="P5">parameters:</text:p>
      <text:p text:style-name="P7"><text:span text:style-name="T5">i (int), j (int), k (int), h (int), </text:span><text:span text:style-name="T4">time</text:span> (float)</text:p>
      <text:p text:style-name="P5">benchmark:</text:p>
      <text:p text:style-name="P11"><text:span text:style-name="T4">A</text:span>rbitrarily initiate the lattice to any integer values with the set_value method. The method <text:span text:style-name="T4">calculates the p</text:span><text:span text:style-name="T5">h</text:span><text:span text:style-name="T4">i-sector </text:span><text:span text:style-name="T5">momentum </text:span><text:span text:style-name="T4">field phase </text:span><text:span text:style-name="T5">relative to the momentum corresponding to the multi-index (i,j,k)</text:span><text:span text:style-name="T4">, multiplied by the time parameter </text:span><text:span text:style-name="T5">and approximated to the closest integer, controlled by the </text:span><text:span text:style-name="T6">h-th qubit in the estm_ancilla field. T</text:span><text:span text:style-name="T5">he value </text:span><text:span text:style-name="T6">is stored </text:span><text:span text:style-name="T5">in time_ancilla field.</text:span></text:p>
      <text:p text:style-name="P11"/>
      <text:p text:style-name="P5"><text:span text:style-name="T3">Method</text:span>:</text:p>
      <text:p text:style-name="P11"><text:span text:style-name="T5">Momentum</text:span><text:span text:style-name="T6">Conjugate</text:span><text:span text:style-name="T4">Phase</text:span>(<text:span text:style-name="T5">i, j, k, h, </text:span><text:span text:style-name="T4">time</text:span>)</text:p>
      <text:p text:style-name="P5">parameters:</text:p>
      <text:p text:style-name="P7"><text:span text:style-name="T5">i (int), j (int), k (int), h (int), </text:span><text:span text:style-name="T4">time</text:span> (float)</text:p>
      <text:p text:style-name="P5">benchmark:</text:p>
      <text:p text:style-name="P11"><text:soft-page-break/><text:span text:style-name="T4">A</text:span>rbitrarily initiate the lattice to any integer values with the set_value method. The method <text:span text:style-name="T4">calculates the pi-sector </text:span><text:span text:style-name="T5">momentum </text:span><text:span text:style-name="T4">field phase </text:span><text:span text:style-name="T5">relative to the momentum corresponding to the multi-index (i,j,k)</text:span><text:span text:style-name="T4">, multiplied by the time parameter </text:span><text:span text:style-name="T5">and approximated to the closest integer, controlled by the </text:span><text:span text:style-name="T6">h-th qubit in the estm_ancilla field. T</text:span><text:span text:style-name="T5">he value </text:span><text:span text:style-name="T6">is stored </text:span><text:span text:style-name="T5">in time_ancilla field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9T20:21:44.035000000</meta:creation-date>
    <dc:date>2022-09-29T21:30:41.718000000</dc:date>
    <meta:editing-duration>PT5M4S</meta:editing-duration>
    <meta:editing-cycles>1</meta:editing-cycles>
    <meta:document-statistic meta:table-count="0" meta:image-count="0" meta:object-count="0" meta:page-count="2" meta:paragraph-count="34" meta:word-count="338" meta:character-count="2361" meta:non-whitespace-character-count="2057"/>
    <meta:generator>LibreOffice/7.2.2.2$Windows_X86_64 LibreOffice_project/02b2acce88a210515b4a5bb2e46cbfb63fe97d56</meta:generator>
  </office:meta>
</office:document-meta>
</file>